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0d96" officeooo:paragraph-rsid="000c0d96" style:font-size-asian="14pt" style:font-size-complex="14pt"/>
    </style:style>
    <style:style style:name="P2" style:family="paragraph" style:parent-style-name="Standard">
      <style:text-properties fo:font-size="14pt" officeooo:rsid="000c4040" officeooo:paragraph-rsid="000c4040" style:font-size-asian="14pt" style:font-size-complex="14pt"/>
    </style:style>
    <style:style style:name="P3" style:family="paragraph" style:parent-style-name="Standard">
      <style:text-properties fo:font-size="14pt" officeooo:rsid="000cf264" officeooo:paragraph-rsid="000cf264" style:font-size-asian="14pt" style:font-size-complex="14pt"/>
    </style:style>
    <style:style style:name="P4" style:family="paragraph" style:parent-style-name="Standard">
      <style:text-properties fo:font-size="22pt" style:text-underline-style="solid" style:text-underline-width="auto" style:text-underline-color="font-color" officeooo:rsid="000c0d96" officeooo:paragraph-rsid="000c0d96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rtUpWeekend</text:p>
      <text:p text:style-name="P1"/>
      <text:p text:style-name="P1"/>
      <text:p text:style-name="P1"/>
      <text:p text:style-name="P2">Texte de présentation : </text:p>
      <text:p text:style-name="P1"/>
      <text:p text:style-name="P2">Texte infos pratiques : </text:p>
      <text:p text:style-name="P2"/>
      <text:p text:style-name="P3">Texte contact :</text:p>
      <text:p text:style-name="P3"/>
      <text:p text:style-name="P3">Texte ou nous trouver :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4:55.367779491</meta:creation-date>
    <dc:date>2019-10-07T15:58:26.231127026</dc:date>
    <meta:editing-duration>PT3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" meta:character-count="101" meta:non-whitespace-character-count="86"/>
  </office:meta>
</office:document-meta>
</file>